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1359" officeooo:paragraph-rsid="00101359"/>
    </style:style>
    <style:style style:name="P2" style:family="paragraph" style:parent-style-name="Standard" style:list-style-name="L1">
      <style:text-properties officeooo:rsid="00101359" officeooo:paragraph-rsid="00101359"/>
    </style:style>
    <style:style style:name="P3" style:family="paragraph" style:parent-style-name="Standard" style:list-style-name="L2">
      <style:text-properties officeooo:rsid="00101359" officeooo:paragraph-rsid="00101359"/>
    </style:style>
    <style:style style:name="P4" style:family="paragraph" style:parent-style-name="Standard" style:list-style-name="L3">
      <style:text-properties officeooo:rsid="00101359" officeooo:paragraph-rsid="00101359"/>
    </style:style>
    <style:style style:name="P5" style:family="paragraph" style:parent-style-name="Standard" style:list-style-name="L4">
      <style:text-properties officeooo:rsid="00101359" officeooo:paragraph-rsid="00101359"/>
    </style:style>
    <style:style style:name="P6" style:family="paragraph" style:parent-style-name="Standard">
      <style:text-properties officeooo:rsid="00117add" officeooo:paragraph-rsid="00117add"/>
    </style:style>
    <style:style style:name="P7" style:family="paragraph" style:parent-style-name="Standard" style:list-style-name="L5">
      <style:text-properties officeooo:rsid="00117add" officeooo:paragraph-rsid="00117add"/>
    </style:style>
    <style:style style:name="P8" style:family="paragraph" style:parent-style-name="Standard" style:list-style-name="L6">
      <style:text-properties officeooo:rsid="00117add" officeooo:paragraph-rsid="00117ad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.cfg:</text:p>
      <text:p text:style-name="P6">Each config item here is required unless noted otherwise. Invalid vales are likely to cause the program to fail.</text:p>
      <text:p text:style-name="P1"/>
      <text:p text:style-name="P1">Section [General]:</text:p>
      <text:list xml:id="list3767460112" text:style-name="L1">
        <text:list-item>
          <text:p text:style-name="P2">logs_to_keep: Will delete the oldest log(s) when this number is exceeded.</text:p>
        </text:list-item>
      </text:list>
      <text:p text:style-name="P1"/>
      <text:p text:style-name="P1">Section [Generators]:</text:p>
      <text:list xml:id="list203450690349" text:continue-numbering="true" text:style-name="L1">
        <text:list-item>
          <text:p text:style-name="P2">max_cr: Maximum CR of the generators. Will reject any number higher than this.</text:p>
        </text:list-item>
        <text:list-item>
          <text:p text:style-name="P2">default_generator: The default hoard generator to use. Make sure this generator exists!</text:p>
        </text:list-item>
      </text:list>
      <text:p text:style-name="P1"/>
      <text:p text:style-name="P1">Section [Folders]:</text:p>
      <text:p text:style-name="P1"><text:tab/>Each of these is the folder name, not full path, to the designated item.</text:p>
      <text:list xml:id="list2916823753" text:style-name="L2">
        <text:list-item>
          <text:p text:style-name="P3">hoard_name_folder: Folder for hoard name data files</text:p>
        </text:list-item>
        <text:list-item>
          <text:p text:style-name="P3">item_folder: Folder for item generator data files (Base items, effects, etc)</text:p>
        </text:list-item>
        <text:list-item>
          <text:p text:style-name="P3">treasure_folder: Folder for treasure generator data files</text:p>
        </text:list-item>
        <text:list-item>
          <text:p text:style-name="P3">static_folder: Folder for static (premade) item selector data files.</text:p>
        </text:list-item>
        <text:list-item>
          <text:p text:style-name="P3">spell_folder: Folder for spell data files</text:p>
        </text:list-item>
        <text:list-item>
          <text:p text:style-name="P3">pdf_fonts: Folder for the fonts used in the PDF saver</text:p>
        </text:list-item>
        <text:list-item>
          <text:p text:style-name="P3">save_folder: Default folder for saving hoards.</text:p>
        </text:list-item>
      </text:list>
      <text:p text:style-name="P1"/>
      <text:p text:style-name="P1">Section [Treasuregen]</text:p>
      <text:list xml:id="list2352976820" text:style-name="L3">
        <text:list-item>
          <text:p text:style-name="P4">max_tries: Maximum number of times it'll try to select a category that fits the filter. If there's a lot of categories, this should be increased.</text:p>
        </text:list-item>
      </text:list>
      <text:p text:style-name="P1"/>
      <text:p text:style-name="P1">Section [PDF]</text:p>
      <text:p text:style-name="P1">Fonts: A single font can be used multiple times.</text:p>
      <text:list xml:id="list3806165293" text:style-name="L4">
        <text:list-item>
          <text:p text:style-name="P5">font_name: The name of the font used. This largely doesn't matter, but feels good.</text:p>
        </text:list-item>
        <text:list-item>
          <text:p text:style-name="P5">font_regular: The filename of the font used for regular text.</text:p>
        </text:list-item>
        <text:list-item>
          <text:p text:style-name="P5">font_bold: The filename of the font used for bold text.</text:p>
        </text:list-item>
        <text:list-item>
          <text:p text:style-name="P5">font_italic: The filename of the font used for italic text</text:p>
        </text:list-item>
        <text:list-item>
          <text:p text:style-name="P5">font_bold_italic: The filename of the font used for bold <text:span text:style-name="T1">and</text:span><text:span text:style-name="T2"> italic text.</text:span></text:p>
        </text:list-item>
      </text:list>
      <text:p text:style-name="P6"><text:span text:style-name="T2">Other info</text:span></text:p>
      <text:list xml:id="list3661034164" text:style-name="L5">
        <text:list-item>
          <text:p text:style-name="P7"><text:span text:style-name="T2">size_step: Number of points (float) the font size for the title and subtitle will be reduced each try until they fit.</text:span></text:p>
        </text:list-item>
        <text:list-item>
          <text:p text:style-name="P7"><text:span text:style-name="T2">title_size: Size of the title, in points.</text:span></text:p>
        </text:list-item>
        <text:list-item>
          <text:p text:style-name="P7"><text:span text:style-name="T2">subtitle_size: Size of the subtitle, in points</text:span></text:p>
        </text:list-item>
        <text:list-item>
          <text:p text:style-name="P7"><text:span text:style-name="T2">text_size: Size of standard text, in points</text:span></text:p>
        </text:list-item>
        <text:list-item>
          <text:p text:style-name="P7"><text:span text:style-name="T2">min_lines: Minimum number of lines for an item. Defaults to 3 if not included, and an absolute minimum of 3.</text:span></text:p>
        </text:list-item>
        <text:list-item>
          <text:p text:style-name="P7"><text:span text:style-name="T2">indent: First line indent of second and later paragraphs, in inches. Some items may not use this.</text:span></text:p>
        </text:list-item>
      </text:list>
      <text:p text:style-name="P6"><text:span text:style-name="T2"/></text:p>
      <text:p text:style-name="P6"><text:span text:style-name="T2">Section [UI]</text:span></text:p>
      <text:list xml:id="list4215878445" text:style-name="L6">
        <text:list-item>
          <text:p text:style-name="P8"><text:span text:style-name="T2">font_family: The font family to try. If it's not found in the system fonts, defaults to Arial. Should work if not included but I'm not sure.</text:span></text:p>
        </text:list-item>
        <text:list-item>
          <text:p text:style-name="P8"><text:span text:style-name="T2">title_font_size: The size of the main title in the UI window, in points</text:span></text:p>
        </text:list-item>
        <text:list-item>
          <text:p text:style-name="P8"><text:span text:style-name="T2">heading_font_size: The size of headers used in a few places, in points</text:span></text:p>
        </text:list-item>
        <text:list-item>
          <text:p text:style-name="P8"><text:span text:style-name="T2">standard_font_size: The size of most text, in points</text:span></text:p>
        </text:list-item>
        <text:list-item>
          <text:p text:style-name="P8"><text:span text:style-name="T2">small_font_size: The size of the smallest text, in points.</text:span></text:p>
        </text:list-item>
        <text:list-item>
          <text:p text:style-name="P8"><text:soft-page-break/><text:span text:style-name="T2">center_warning_on_window: If </text:span><text:span text:style-name="T3">true</text:span><text:span text:style-name="T4">, will center any warning windows on the program window. If </text:span><text:span text:style-name="T3">false</text:span><text:span text:style-name="T4">, will center them on the primary monito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son LeClare</meta:initial-creator>
    <meta:creation-date>2021-03-27T23:42:52.913000000</meta:creation-date>
    <dc:date>2021-03-28T00:02:02.397000000</dc:date>
    <dc:creator>Jason LeClare</dc:creator>
    <meta:editing-duration>PT8M59S</meta:editing-duration>
    <meta:editing-cycles>1</meta:editing-cycles>
    <meta:document-statistic meta:table-count="0" meta:image-count="0" meta:object-count="0" meta:page-count="2" meta:paragraph-count="39" meta:word-count="426" meta:character-count="2473" meta:non-whitespace-character-count="2113"/>
    <meta:generator>LibreOffice/7.0.3.1$Windows_X86_64 LibreOffice_project/d7547858d014d4cf69878db179d326fc3483e082</meta:generator>
  </office:meta>
</office:document-meta>
</file>